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3">
      <style:paragraph-properties fo:margin-top="0.353cm" fo:margin-bottom="0.499cm" style:contextual-spacing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4">
      <style:paragraph-properties fo:margin-top="0.353cm" fo:margin-bottom="0.499cm" style:contextual-spacing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5">
      <style:paragraph-properties fo:margin-top="0.353cm" fo:margin-bottom="0.499cm" style:contextual-spacing="false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paragraph-rsid="001006d1"/>
    </style:style>
    <style:style style:name="P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Courier New" fo:font-size="10pt" style:font-size-asian="10pt"/>
    </style:style>
    <style:style style:name="T2" style:family="text">
      <style:text-properties officeooo:rsid="001006d1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1006d1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andos Básicos de MongoDB</text:p>
      <text:h text:style-name="P2" text:outline-level="3"><text:span text:style-name="T1">Comandos Básicos de MongoDB</text:span></text:h>
      <text:p text:style-name="P1"/>
      <text:h text:style-name="P3" text:outline-level="4">👋 Inicio y conexión</text:h>
      <text:p text:style-name="Preformatted_20_Text"><text:span text:style-name="Source_20_Text"><text:span text:style-name="T3">mongo <text:s text:c="24"/># Inicia la shell de MongoDB </text:span></text:span><text:span text:style-name="Source_20_Text"><text:span text:style-name="T4">(localhost)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mongo --port 27017 <text:s text:c="11"/># Conectarse a un puerto específico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mongo --host 192.168.1.100 <text:s text:c="3"/># Conectarse a un host remoto</text:span></text:span></text:p>
      <text:p text:style-name="P5"><text:span text:style-name="Source_20_Text"><text:span text:style-name="T3"/></text:span></text:p>
      <text:p text:style-name="P5"><text:span text:style-name="Source_20_Text"><text:span text:style-name="T3">exit <text:s text:c="25"/># Salir de la shell</text:span></text:span></text:p>
      <text:p text:style-name="P1"/>
      <text:h text:style-name="P3" text:outline-level="4">📂 Bases de datos</text:h>
      <text:p text:style-name="Preformatted_20_Text"><text:span text:style-name="Source_20_Text"><text:span text:style-name="T3">show dbs <text:s text:c="21"/>// Muestra todas las bases de datos 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use nombreDB <text:s text:c="17"/>// Cambia o crea una base de datos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 <text:s text:c="27"/>// Muestra la base de datos actual</text:span></text:span></text:p>
      <text:p text:style-name="Preformatted_20_Text"><text:span text:style-name="Source_20_Text"><text:span text:style-name="T3"/></text:span></text:p>
      <text:p text:style-name="P5"><text:span text:style-name="Source_20_Text"><text:span text:style-name="T3">db.dropDatabase() <text:s text:c="12"/>// Elimina la base de datos actual</text:span></text:span></text:p>
      <text:p text:style-name="P1"/>
      <text:h text:style-name="P3" text:outline-level="4">📁 Colecciones (equivalente a tablas)</text:h>
      <text:p text:style-name="P6"><text:span text:style-name="Source_20_Text"><text:span text:style-name="T3">show collections <text:s text:c="9"/>// Muestra las colecciones de la base actual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createCollection("miColeccion") <text:s text:c="8"/>// Crea una nueva colección</text:span></text:span></text:p>
      <text:p text:style-name="Preformatted_20_Text"><text:span text:style-name="Source_20_Text"><text:span text:style-name="T3"/></text:span></text:p>
      <text:p text:style-name="P5"><text:span text:style-name="Source_20_Text"><text:span text:style-name="T3">db.miColeccion.drop() <text:s text:c="21"/>// Elimina una colección</text:span></text:span></text:p>
      <text:p text:style-name="P1"/>
      <text:h text:style-name="P3" text:outline-level="4"><text:soft-page-break/>📄 Documentos (equivalente a filas)</text:h>
      <text:h text:style-name="P4" text:outline-level="5">➕ Insertar</text:h>
      <text:p text:style-name="Preformatted_20_Text"><text:span text:style-name="Source_20_Text"><text:span text:style-name="T3">db.miColeccion.insertOne({ nombre: "Juan", edad: 30 })</text:span></text:span></text:p>
      <text:p text:style-name="Preformatted_20_Text"><text:span text:style-name="Source_20_Text"><text:span text:style-name="T3">db.miColeccion.insertMany([</text:span></text:span></text:p>
      <text:p text:style-name="Preformatted_20_Text"><text:span text:style-name="Source_20_Text"><text:span text:style-name="T3"><text:s text:c="2"/>{ nombre: "Ana", edad: 25 },</text:span></text:span></text:p>
      <text:p text:style-name="Preformatted_20_Text"><text:span text:style-name="Source_20_Text"><text:span text:style-name="T3"><text:s text:c="2"/>{ nombre: "Luis", edad: 35 },</text:span></text:span></text:p>
      <text:p text:style-name="Preformatted_20_Text"><text:span text:style-name="Source_20_Text"><text:span text:style-name="T3"><text:s text:c="2"/>{ nombre: "Elena", edad: 28, ciudad: "Madrid" }</text:span></text:span></text:p>
      <text:p text:style-name="P5"><text:span text:style-name="Source_20_Text"><text:span text:style-name="T3">])</text:span></text:span></text:p>
      <text:h text:style-name="P4" text:outline-level="5">🔍 Consultar</text:h>
      <text:p text:style-name="Preformatted_20_Text"><text:span text:style-name="Source_20_Text"><text:span text:style-name="T3">db.miColeccion.find() <text:s text:c="25"/>// Todos los documentos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).pretty() <text:s text:c="22"/>// Formato legible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{ nombre: "Juan" }) <text:s text:c="11"/>// Condición simple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{ edad: { $gt: 30 } }) <text:s text:c="10"/>// Edad mayor a 30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{ $or: [ { edad: 25 }, { ciudad: "Madrid" } ] })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{}, { nombre: 1, edad: 1, _id: 0 }) <text:s/></text:span></text:span></text:p>
      <text:p text:style-name="Preformatted_20_Text"><text:span text:style-name="Source_20_Text"><text:span text:style-name="T3">// Proyección de campos</text:span></text:span></text:p>
      <text:h text:style-name="P4" text:outline-level="5">✏️ Actualizar</text:h>
      <text:p text:style-name="Preformatted_20_Text"><text:span text:style-name="Source_20_Text"><text:span text:style-name="T3">db.miColeccion.updateOne(</text:span></text:span></text:p>
      <text:p text:style-name="Preformatted_20_Text"><text:span text:style-name="Source_20_Text"><text:span text:style-name="T3"><text:s text:c="2"/>{ nombre: "Juan" },</text:span></text:span></text:p>
      <text:p text:style-name="Preformatted_20_Text"><text:span text:style-name="Source_20_Text"><text:span text:style-name="T3"><text:s text:c="2"/>{ $set: { edad: 31 } }</text:span></text:span></text:p>
      <text:p text:style-name="Preformatted_20_Text"><text:span text:style-name="Source_20_Text"><text:span text:style-name="T3">)</text:span></text:span></text:p>
      <text:p text:style-name="P7"/>
      <text:p text:style-name="Preformatted_20_Text"><text:span text:style-name="Source_20_Text"><text:span text:style-name="T3">db.miColeccion.updateMany(</text:span></text:span></text:p>
      <text:p text:style-name="Preformatted_20_Text"><text:span text:style-name="Source_20_Text"><text:span text:style-name="T3"><text:s text:c="2"/>{ edad: { $gte: 30 } },</text:span></text:span></text:p>
      <text:p text:style-name="Preformatted_20_Text"><text:span text:style-name="Source_20_Text"><text:span text:style-name="T3"><text:s text:c="2"/>{ $set: { activo: true } }</text:span></text:span></text:p>
      <text:p text:style-name="Preformatted_20_Text"><text:span text:style-name="Source_20_Text"><text:span text:style-name="T3">)</text:span></text:span></text:p>
      <text:p text:style-name="P7"/>
      <text:p text:style-name="Preformatted_20_Text"><text:span text:style-name="Source_20_Text"><text:span text:style-name="T3">db.miColeccion.replaceOne(</text:span></text:span></text:p>
      <text:p text:style-name="Preformatted_20_Text"><text:span text:style-name="Source_20_Text"><text:span text:style-name="T3"><text:s text:c="2"/>{ nombre: "Ana" },</text:span></text:span></text:p>
      <text:p text:style-name="Preformatted_20_Text"><text:span text:style-name="Source_20_Text"><text:span text:style-name="T3"><text:s text:c="2"/>{ nombre: "Ana", edad: 26, ciudad: "Sevilla" }</text:span></text:span></text:p>
      <text:p text:style-name="P5"><text:span text:style-name="Source_20_Text"><text:span text:style-name="T3">)</text:span></text:span></text:p>
      <text:p text:style-name="P5"><text:span text:style-name="Source_20_Text"><text:span text:style-name="T3"/></text:span></text:p>
      <text:h text:style-name="P4" text:outline-level="5"><text:soft-page-break/>❌ Eliminar</text:h>
      <text:p text:style-name="Preformatted_20_Text"><text:span text:style-name="Source_20_Text"><text:span text:style-name="T3">db.miColeccion.deleteOne({ nombre: "Luis" })<text:line-break/></text:span></text:span></text:p>
      <text:p text:style-name="P5"><text:span text:style-name="Source_20_Text"><text:span text:style-name="T3">db.miColeccion.deleteMany({ edad: { $lt: 30 } })</text:span></text:span></text:p>
      <text:p text:style-name="P1"/>
      <text:h text:style-name="P3" text:outline-level="4">⚙️ Operadores comunes</text:h>
      <text:p text:style-name="Preformatted_20_Text"><text:span text:style-name="Source_20_Text"><text:span text:style-name="T3">// Comparación</text:span></text:span></text:p>
      <text:p text:style-name="Preformatted_20_Text"><text:span text:style-name="Source_20_Text"><text:span text:style-name="T3">$gt <text:s text:c="2"/>// Mayor que</text:span></text:span></text:p>
      <text:p text:style-name="Preformatted_20_Text"><text:span text:style-name="Source_20_Text"><text:span text:style-name="T3">$lt <text:s text:c="2"/>// Menor que</text:span></text:span></text:p>
      <text:p text:style-name="Preformatted_20_Text"><text:span text:style-name="Source_20_Text"><text:span text:style-name="T3">$eq <text:s text:c="2"/>// Igual a</text:span></text:span></text:p>
      <text:p text:style-name="Preformatted_20_Text"><text:span text:style-name="Source_20_Text"><text:span text:style-name="T3">$ne <text:s text:c="2"/>// Distinto de</text:span></text:span></text:p>
      <text:p text:style-name="Preformatted_20_Text"><text:span text:style-name="Source_20_Text"><text:span text:style-name="T3">$in <text:s text:c="2"/>// Dentro de un array</text:span></text:span></text:p>
      <text:p text:style-name="Preformatted_20_Text"><text:span text:style-name="Source_20_Text"><text:span text:style-name="T3">$nin <text:s/>// No está en un array</text:span></text:span></text:p>
      <text:p text:style-name="P7"/>
      <text:p text:style-name="Preformatted_20_Text"><text:span text:style-name="Source_20_Text"><text:span text:style-name="T3">// Lógicos</text:span></text:span></text:p>
      <text:p text:style-name="Preformatted_20_Text"><text:span text:style-name="Source_20_Text"><text:span text:style-name="T3">$and <text:s/>// Condiciones combinadas con Y</text:span></text:span></text:p>
      <text:p text:style-name="Preformatted_20_Text"><text:span text:style-name="Source_20_Text"><text:span text:style-name="T3">$or <text:s text:c="2"/>// Condiciones combinadas con O</text:span></text:span></text:p>
      <text:p text:style-name="Preformatted_20_Text"><text:span text:style-name="Source_20_Text"><text:span text:style-name="T3">$not <text:s/>// Negación</text:span></text:span></text:p>
      <text:p text:style-name="P7"/>
      <text:p text:style-name="Preformatted_20_Text"><text:span text:style-name="Source_20_Text"><text:span text:style-name="T3">// Elementos</text:span></text:span></text:p>
      <text:p text:style-name="Preformatted_20_Text"><text:span text:style-name="Source_20_Text"><text:span text:style-name="T3">$exists <text:s/>// Verifica si un campo existe</text:span></text:span></text:p>
      <text:p text:style-name="Preformatted_20_Text"><text:span text:style-name="Source_20_Text"><text:span text:style-name="T3">$type <text:s text:c="3"/>// Verifica el tipo de dato</text:span></text:span></text:p>
      <text:p text:style-name="P7"/>
      <text:p text:style-name="Preformatted_20_Text"><text:span text:style-name="Source_20_Text"><text:span text:style-name="T3">// Array</text:span></text:span></text:p>
      <text:p text:style-name="Preformatted_20_Text"><text:span text:style-name="Source_20_Text"><text:span text:style-name="T3">$size <text:s text:c="3"/>// Tamaño del array</text:span></text:span></text:p>
      <text:p text:style-name="P5"><text:span text:style-name="Source_20_Text"><text:span text:style-name="T3">$all <text:s text:c="4"/>// Todos los elementos deben estar en el array</text:span></text:span></text:p>
      <text:p text:style-name="P1"/>
      <text:h text:style-name="P3" text:outline-level="4">📌 Extras útiles</text:h>
      <text:p text:style-name="Preformatted_20_Text"><text:span text:style-name="Source_20_Text"><text:span text:style-name="T3">db.miColeccion.countDocuments() <text:s text:c="19"/>// Cuenta documentos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estimatedDocumentCount() <text:s text:c="11"/>// Estimación rápida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).limit(5) <text:s text:c="20"/>// Limita resultados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).skip(5) <text:s text:c="4"/>// Omite resultados (para paginación)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miColeccion.find().sort({ edad: -1 }) <text:s text:c="4"/>// Ordena descendente edad</text:span></text:span></text:p>
      <text:p text:style-name="Preformatted_20_Text"><text:span text:style-name="Source_20_Text"><text:span text:style-name="T3"/></text:span></text:p>
      <text:p text:style-name="P5"><text:span text:style-name="Source_20_Text"><text:span text:style-name="T3">db.miColeccion.find().sort({ edad: 1 }) <text:s text:c="5"/>// Ordena ascendente edad</text:span></text:span></text:p>
      <text:p text:style-name="P1"/>
      <text:h text:style-name="P3" text:outline-level="4"><text:soft-page-break/></text:h>
      <text:h text:style-name="P3" text:outline-level="4">🔐 Usuarios y roles (modo autenticación habilitado)</text:h>
      <text:p text:style-name="Preformatted_20_Text"><text:span text:style-name="Source_20_Text"><text:span text:style-name="T3">use admin</text:span></text:span></text:p>
      <text:p text:style-name="P7"/>
      <text:p text:style-name="Preformatted_20_Text"><text:span text:style-name="Source_20_Text"><text:span text:style-name="T3">db.createUser({</text:span></text:span></text:p>
      <text:p text:style-name="Preformatted_20_Text"><text:span text:style-name="Source_20_Text"><text:span text:style-name="T3"><text:s text:c="2"/>user: "admin",</text:span></text:span></text:p>
      <text:p text:style-name="Preformatted_20_Text"><text:span text:style-name="Source_20_Text"><text:span text:style-name="T3"><text:s text:c="2"/>pwd: "password123",</text:span></text:span></text:p>
      <text:p text:style-name="Preformatted_20_Text"><text:span text:style-name="Source_20_Text"><text:span text:style-name="T3"><text:s text:c="2"/>roles: [ { role: "userAdminAnyDatabase", db: "admin" } ]</text:span></text:span></text:p>
      <text:p text:style-name="Preformatted_20_Text"><text:span text:style-name="Source_20_Text"><text:span text:style-name="T3">})</text:span></text:span></text:p>
      <text:p text:style-name="P7"/>
      <text:p text:style-name="P5"><text:span text:style-name="Source_20_Text"><text:span text:style-name="T3">db.auth("admin", "password123") <text:s text:c="3"/>// Autenticarse</text:span></text:span></text:p>
      <text:p text:style-name="P1"/>
      <text:h text:style-name="P3" text:outline-level="4">🧪 Dataset de ejemplo para practicar</text:h>
      <text:p text:style-name="Preformatted_20_Text"><text:span text:style-name="Source_20_Text"><text:span text:style-name="T3">db.productos.insertMany([</text:span></text:span></text:p>
      <text:p text:style-name="Preformatted_20_Text"><text:span text:style-name="Source_20_Text"><text:span text:style-name="T3"><text:s text:c="2"/>{ nombre: "Teclado", precio: 30, stock: 100 },</text:span></text:span></text:p>
      <text:p text:style-name="Preformatted_20_Text"><text:span text:style-name="Source_20_Text"><text:span text:style-name="T3"><text:s text:c="2"/>{ nombre: "Ratón", precio: 20, stock: 200 },</text:span></text:span></text:p>
      <text:p text:style-name="Preformatted_20_Text"><text:span text:style-name="Source_20_Text"><text:span text:style-name="T3"><text:s text:c="2"/>{ nombre: "Monitor", precio: 150, stock: 50 },</text:span></text:span></text:p>
      <text:p text:style-name="Preformatted_20_Text"><text:span text:style-name="Source_20_Text"><text:span text:style-name="T3"><text:s text:c="2"/>{ nombre: "Portátil", precio: 900, stock: 30 }</text:span></text:span></text:p>
      <text:p text:style-name="P5"><text:span text:style-name="Source_20_Text"><text:span text:style-name="T3">])</text:span></text:span></text:p>
      <text:h text:style-name="P3" text:outline-level="4">Ejemplos de consulta sobre el dataset:</text:h>
      <text:p text:style-name="Preformatted_20_Text"><text:span text:style-name="Source_20_Text"><text:span text:style-name="T3">db.productos.find({ precio: { $gt: 50 } })</text:span></text:span></text:p>
      <text:p text:style-name="Preformatted_20_Text"><text:span text:style-name="Source_20_Text"><text:span text:style-name="T3"/></text:span></text:p>
      <text:p text:style-name="Preformatted_20_Text"><text:span text:style-name="Source_20_Text"><text:span text:style-name="T3">db.productos.updateOne({ nombre: "Ratón" }, { $inc: { stock: -10 } })</text:span></text:span></text:p>
      <text:p text:style-name="Preformatted_20_Text"><text:span text:style-name="Source_20_Text"><text:span text:style-name="T3"/></text:span></text:p>
      <text:p text:style-name="P5"><text:span text:style-name="Source_20_Text"><text:span text:style-name="T3">db.productos.deleteOne({ nombre: "Monitor" })</text:span></text:span></text:p>
      <text:p text:style-name="P1"/>
      <text:p text:style-name="P9">Esto cubre los comandos esenciales y algunos intermedios para trabajar cómodamente con MongoDB desde la consola.</text:p>
      <text:p text:style-name="P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25T08:58:44.299020366</dc:date>
    <meta:editing-duration>PT9M3S</meta:editing-duration>
    <meta:generator>LibreOffice/24.2.7.2$Linux_X86_64 LibreOffice_project/420$Build-2</meta:generator>
    <meta:document-statistic meta:table-count="0" meta:image-count="0" meta:object-count="0" meta:page-count="4" meta:paragraph-count="93" meta:word-count="493" meta:character-count="3531" meta:non-whitespace-character-count="2759"/>
    <meta:user-defined meta:name="AppVersion">14.0000</meta:user-defined>
    <meta:template xlink:type="simple" xlink:actuate="onRequest" xlink:title="Normal.dotm" xlink:href=""/>
  </office:meta>
</office:document-meta>
</file>